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3月15日至110年3月21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16" calcext:value-type="float" table:number-columns-spanned="2" table:number-rows-spanned="1">
            <text:p><text:s/>16 </text:p>
          </table:table-cell>
          <table:covered-table-cell table:style-name="ce49"/>
          <table:table-cell table:style-name="ce8" office:value-type="float" office:value="44" calcext:value-type="float" table:number-columns-spanned="2" table:number-rows-spanned="1">
            <text:p><text:s/>44 </text:p>
          </table:table-cell>
          <table:covered-table-cell table:style-name="ce49"/>
          <table:table-cell table:style-name="ce8" office:value-type="float" office:value="816" calcext:value-type="float" table:number-columns-spanned="2" table:number-rows-spanned="1">
            <text:p><text:s/>816 </text:p>
          </table:table-cell>
          <table:covered-table-cell table:style-name="ce49"/>
          <table:table-cell table:style-name="ce8" office:value-type="float" office:value="81" calcext:value-type="float" table:number-columns-spanned="2" table:number-rows-spanned="1">
            <text:p><text:s/>81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5" calcext:value-type="float">
            <text:p><text:s/>5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14" calcext:value-type="float" table:number-columns-spanned="2" table:number-rows-spanned="1">
            <text:p><text:s/>14 </text:p>
          </table:table-cell>
          <table:covered-table-cell table:style-name="ce49"/>
          <table:table-cell table:style-name="ce8" office:value-type="float" office:value="43" calcext:value-type="float" table:number-columns-spanned="2" table:number-rows-spanned="1">
            <text:p><text:s/>43 </text:p>
          </table:table-cell>
          <table:covered-table-cell table:style-name="ce49"/>
          <table:table-cell table:style-name="ce8" office:value-type="float" office:value="816" calcext:value-type="float" table:number-columns-spanned="2" table:number-rows-spanned="1">
            <text:p><text:s/>816 </text:p>
          </table:table-cell>
          <table:covered-table-cell table:style-name="ce49"/>
          <table:table-cell table:style-name="ce8" office:value-type="float" office:value="94" calcext:value-type="float" table:number-columns-spanned="2" table:number-rows-spanned="1">
            <text:p><text:s/>94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125" calcext:value-type="float">
            <text:p>125.00 </text:p>
          </table:table-cell>
          <table:table-cell table:style-name="ce14" office:value-type="float" office:value="100" calcext:value-type="float" table:number-columns-spanned="2" table:number-rows-spanned="1">
            <text:p>100.00 </text:p>
          </table:table-cell>
          <table:covered-table-cell table:style-name="ce19"/>
          <table:table-cell table:style-name="ce20" office:value-type="float" office:value="50" calcext:value-type="float" table:number-columns-spanned="2" table:number-rows-spanned="1">
            <text:p>50.00 </text:p>
          </table:table-cell>
          <table:covered-table-cell table:style-name="ce21"/>
          <table:table-cell table:style-name="ce20" office:value-type="float" office:value="87.5" calcext:value-type="float" table:number-columns-spanned="2" table:number-rows-spanned="1">
            <text:p>87.50 </text:p>
          </table:table-cell>
          <table:covered-table-cell table:style-name="ce21"/>
          <table:table-cell table:style-name="ce20" office:value-type="float" office:value="97.73" calcext:value-type="float" table:number-columns-spanned="2" table:number-rows-spanned="1">
            <text:p>97.73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16.05" calcext:value-type="float" table:number-columns-spanned="2" table:number-rows-spanned="1">
            <text:p>116.05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3 月 22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00/00/00</text:date>, <text:time style:data-style-name="N2" text:time-value="17:37:16.267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03-24T17:38:21.659000000</dc:date>
    <meta:editing-duration>PT7H13M54S</meta:editing-duration>
    <meta:editing-cycles>237</meta:editing-cycles>
    <meta:document-statistic meta:table-count="1" meta:cell-count="39" meta:object-count="0"/>
  </office:meta>
</office:document-meta>
</file>